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Nimbus Sans L" style:font-name-asian="DejaVu Sans" style:font-name-complex="DejaVu Sans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number-columns-repeated="4"/>
        </table:table-row>
        <table:table-row table:style-name="ro1">
          <table:table-cell office:value-type="string">
            <text:p>WebGUI::Asset::File::GalleryFile::Photo</text:p>
          </table:table-cell>
          <table:table-cell table:number-columns-repeated="4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6" office:value-type="string">
            <text:p>Comments Role</text:p>
          </table:table-cell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WebGU::Asset::Pos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WebGU::Asset::Post::Thread</text:p>
          </table:table-cell>
          <table:table-cell/>
          <table:table-cell table:style-name="ce2"/>
          <table:table-cell table:style-name="ce7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6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3" office:value-type="string">
            <text:p>WebGUI::Asset::Sku::EMSTicket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tory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7"/>
          <table:table-cell table:style-name="ce5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Gallery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GalleryAlbum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7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6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6"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5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3-03T15:44:13</dc:date>
    <dc:creator>colink </dc:creator>
    <meta:editing-duration>PT42H42M11S</meta:editing-duration>
    <meta:editing-cycles>71</meta:editing-cycles>
    <meta:document-statistic meta:table-count="1" meta:cell-count="108" meta:object-count="0"/>
  </office:meta>
</office:document-meta>
</file>